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ac:change01="ct1,modify,xml:id,list205169998" xml:id="list1058209779" text:style-name="L1">
        <text:list-item>
          <text:p text:style-name="P1">This is a list-item-1</text:p>
        </text:list-item>
        <text:list-item>
          <delta:remove-leaving-content-start delta:removal-change-idref="ct1" delta:end-element-idref="end1">
            <text:p text:style-name="P1"/>
          </delta:remove-leaving-content-start>
          <text:p text:style-name="P1" delta:insertion-change-idref="ct1" delta:insertion-type="insert-around-content">This is a list-item-2 [<delta:removed-content delta:removal-change-idref="ct1">This will be deleted</delta:removed-content><delta:remove-leaving-content-end delta:end-element-id="end1"/><delta:remove-leaving-content-start delta:removal-change-idref="ct1" delta:end-element-idref="end2"><text:list/></delta:remove-leaving-content-start><delta:removed-content delta:removal-change-idref="ct1"><text:list-item><text:p text:style-name="P1">This is a sub-list-item-1</text:p></text:list-item></delta:removed-content><delta:remove-leaving-content-start delta:removal-change-idref="ct1" delta:end-element-idref="end3"><text:list-item/></delta:remove-leaving-content-start><delta:removed-content delta:removal-change-idref="ct1"><text:p text:style-name="P1">This is a sub-list-item-2</text:p></delta:removed-content><delta:remove-leaving-content-start delta:removal-change-idref="ct1" delta:end-element-idref="end4"><text:list/></delta:remove-leaving-content-start><delta:remove-leaving-content-start delta:removal-change-idref="ct1" delta:end-element-idref="end5"><text:list-item/></delta:remove-leaving-content-start><delta:remove-leaving-content-start delta:removal-change-idref="ct1" delta:end-element-idref="end6"><text:p text:style-name="P1"/></delta:remove-leaving-content-start><delta:removed-content delta:removal-change-idref="ct1">This is a sub-sub-list-item-1</delta:removed-content>].This will not be deleted</text:p>
          <delta:remove-leaving-content-end delta:end-element-id="end6"/>
          <delta:remove-leaving-content-end delta:end-element-id="end5"/>
          <text:list delta:insertion-change-idref="ct1" delta:insertion-type="insert-around-content">
            <text:list-item delta:insertion-change-idref="ct1" delta:insertion-type="insert-around-content">
              <text:list delta:insertion-change-idref="ct1" delta:insertion-type="insert-around-content">
                <text:list-item>
                  <text:p text:style-name="P1">This is a sub-sub-list-item-2.</text:p>
                </text:list-item>
              </text:list>
            </text:list-item>
          </text:list>
          <delta:remove-leaving-content-end delta:end-element-id="end4"/>
          <delta:remove-leaving-content-end delta:end-element-id="end3"/>
          <delta:remove-leaving-content-end delta:end-element-id="end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10-21T11:41:18</meta:creation-date>
    <dc:date>2010-10-22T10:19:24</dc:date>
    <dc:creator>Tristan Mitchell</dc:creator>
    <meta:editing-duration>PT00H01M39S</meta:editing-duration>
    <meta:editing-cycles>2</meta:editing-cycles>
    <meta:generator>OpenOffice.org/3.2$Unix OpenOffice.org_project/320m18$Build-9502</meta:generator>
  </office:meta>
</office:document-meta>
</file>